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e1e" officeooo:paragraph-rsid="0014ce1e"/>
    </style:style>
    <style:style style:name="P2" style:family="paragraph" style:parent-style-name="Standard">
      <style:paragraph-properties fo:text-align="start" style:justify-single-word="false"/>
      <style:text-properties officeooo:rsid="0014ce1e" officeooo:paragraph-rsid="0014ce1e"/>
    </style:style>
    <style:style style:name="P3" style:family="paragraph" style:parent-style-name="Standard">
      <style:paragraph-properties fo:text-align="start" style:justify-single-word="false"/>
      <style:text-properties officeooo:rsid="001567db" officeooo:paragraph-rsid="001567db"/>
    </style:style>
    <style:style style:name="P4" style:family="paragraph" style:parent-style-name="Standard">
      <style:paragraph-properties fo:text-align="start" style:justify-single-word="false"/>
      <style:text-properties officeooo:rsid="00164951" officeooo:paragraph-rsid="00164951"/>
    </style:style>
    <style:style style:name="P5" style:family="paragraph" style:parent-style-name="Standard">
      <style:paragraph-properties fo:text-align="start" style:justify-single-word="false"/>
      <style:text-properties officeooo:rsid="00174f1f" officeooo:paragraph-rsid="00174f1f"/>
    </style:style>
    <style:style style:name="T1" style:family="text">
      <style:text-properties officeooo:rsid="001567db"/>
    </style:style>
    <style:style style:name="T2" style:family="text">
      <style:text-properties officeooo:rsid="00164951"/>
    </style:style>
    <style:style style:name="T3" style:family="text">
      <style:text-properties officeooo:rsid="00174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h </text:p>
      <text:p text:style-name="P2">dość często zawory dławiące są zaworami zwrotnymi co pozwala na uzyskanie w jednym <text:span text:style-name="T1">kierunków przepływ – swobodnyprzepływ. Na rysunku 78.4 w przypadku przepływu z a do b przybek 3 dociskany jest do gniazda przez sprżynę I ciśnienie czynnika – dławienie na podobnej zasadzie jak w zaworze z rysunku 78.3 a. Gdy przepłwy jest z b do a ciśnienei czynnika wywołuje odsynięcie grzybka do gniazda – swobodny przepływ czynnika nie mniej zawsze w takich zaworach część ciśnienia przepływa przez szczelinę dławiącą 5. nie mniej ilość czynnika dławionego jest niewielka z tąd można ją pominąć w działaniu zaworu. Sam przepływ przez dławik jest kożystny ponieważ powstaje efekt samo oczyszczania szczeliny. </text:span></text:p>
      <text:p text:style-name="P3">Zawór dławiący zwrotny bliźniaczy. </text:p>
      <text:p text:style-name="P3">W niektórych rozwiązaniach zawory dławiąco zwrotne stosowane są jednocześnie do dławienia I otwierania =. typowym przykładem takiego rozwiązania może być zawór dławiąco zwrotny bliźniaczy. Na rysunku 78.5 mamy przykład takiego zaworu do montarzu międzypłytowego. Tłoczek 3 zaworu zwrotnego obciążony jest sprężyną 6. Tłoczek ten ma sfazowanie na trzpieniu w gnieździe dławiącym który to znajduje się w szczelinie 1. </text:p>
      <text:p text:style-name="P3">ciecz pod ciśnieniem podawana jest kanałem <text:span text:style-name="T2">a do odbiorniaka jednocześnie czynnik pod ciśnieneinm podawany jest otworem 2 na stronę lewą tłoczka 3. między tłoczek a sprężynę, co powoduje utrzymywanie w pozycji dławienia. Czynnik powracający z odbiornika przesuwa tłoczek 5 w prawo co powoduje otwarcie kanału b. </text:span></text:p>
      <text:p text:style-name="P4">zawory dławiące zwrotne spotyka się również w rozdzielaczach sterowanych pośrednio w celu wychamowania energii. Jest to podyktowane chęcią złagodzenia w punktach zwrotnych dynamiki nawrotu dużej masy. Najczęściej takie rozwiązania montuje się w celu sterowania prędkością odbiornika przez dławienie strumienia cieczy. Wyróżniamy 2 sposoby dławienia, na dopływie 78.6a na odpływie 78.6 b. </text:p>
      <text:p text:style-name="P4">na rys a dławienie na dopływie. W przypadku cieczy <text:span text:style-name="T3">nagrzewa sie ona w zaworze dławiącym I jest doprowadzana nagrzana ciecz do odbiornika co powoduje wzrost temperatury siłownika, wydłużenie cieplne siłownika, lepkość cieczy. Ciecz wypływa swobodnie orzez zawór zwrotny, brak przeciw ciśnień które jest pożądane. </text:span></text:p>
      <text:p text:style-name="P5">b. częściej stosowane w hydraulice ponieważ zdławiona nagrzana ciecz zostaje odprowadzona do zbiornika I zostaje schłodzona, powstaje przeciwciśnienie. 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42:31.686788137</meta:creation-date>
    <dc:date>2024-09-13T13:43:18.763611027</dc:date>
    <meta:editing-duration>PT11M58S</meta:editing-duration>
    <meta:editing-cycles>1</meta:editing-cycles>
    <meta:document-statistic meta:table-count="0" meta:image-count="0" meta:object-count="0" meta:page-count="1" meta:paragraph-count="8" meta:word-count="327" meta:character-count="2313" meta:non-whitespace-character-count="1983"/>
    <meta:generator>LibreOffice/24.2.5.2$Linux_X86_64 LibreOffice_project/420$Build-2</meta:generator>
  </office:meta>
</office:document-meta>
</file>